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TENCIO MAMANI, WILFREDO IGNA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TENCIO MAMANI, WILFREDO IGNA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82888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UCUTIPA AQUINO, DAR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839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03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